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146" officeooo:paragraph-rsid="0007e1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1:06:37.190866999</meta:creation-date>
    <meta:print-date>2013-11-12T21:10:08.906161813</meta:print-date>
    <dc:date>2013-11-12T21:15:30.041733612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2688" meta:non-whitespace-character-count="2688"/>
    <meta:generator>LibreOffice/4.1.2.3$Linux_x86 LibreOffice_project/410m0$Build-3</meta:generator>
  </office:meta>
</office:document-meta>
</file>